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2_3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2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M. Jastrow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July 6, 1893</text:p>
      <text:p text:style-name="P5">Month<text:tab/><text:tab/><text:tab/><text:tab/><text:tab/><text:tab/>July</text:p>
      <text:p text:style-name="P5">Year<text:tab/><text:tab/><text:tab/><text:tab/><text:tab/><text:tab/>1893</text:p>
      <text:p text:style-name="P5">Hebrew Date<text:tab/><text:tab/><text:tab/><text:tab/><text:tab/></text:p>
      <text:p text:style-name="P5">Undated</text:p>
      <text:p text:style-name="P5">City<text:tab/><text:tab/><text:tab/><text:tab/><text:tab/><text:tab/>Atlantic City</text:p>
      <text:p text:style-name="P5">State<text:tab/><text:tab/><text:tab/><text:tab/><text:tab/><text:tab/>NJ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California Ave./</text:p>
      <text:p text:style-name="P3">Atlantic City N. J./</text:p>
      <text:p text:style-name="P3">July 6 -1893-/</text:p>
      <text:p text:style-name="P2">Dear Sir:/</text:p>
      <text:p text:style-name="P2"><text:tab/>A meeting of the/ conference committee on Bible/ revision in conjunction with/ the Subcommittee of the Publica-/tion committee of the A. J. P. S.,/ will be held on Sunday July/ 30th at ten o'clock A. M. at/ the vestry rooms of the new/ Synagogue on South Pennsyl-/vania Avenue, Atlantic City, N. J./</text:p>
      <text:p text:style-name="P2"><text:tab/>You are most urgently re-/quested to attend./</text:p>
      <text:p text:style-name="P2"><text:tab/><text:tab/>M Jastrow/</text:p>
      <text:p text:style-name="P2">To the/ Rev. Dr. S. Morais/ Cape May, N. J./ verta!/</text:p>
      <text:p text:style-name="P2"/>
      <text:p text:style-name="P2">[Page 2]</text:p>
      <text:p text:style-name="P2"><text:soft-page-break/>Dear Dr. Morais! <text:s/>I hope you will be able/ to attend our meeting. <text:s/>In case of unavoidable absence/ we shall be pleased to have your suggestions in writing/ Yours Most Respfy/ M Jastrow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14T14:13:16.11</meta:creation-date>
    <dc:date>2011-12-14T14:20:24.09</dc:date>
    <dc:creator>Penn Libraries</dc:creator>
    <meta:editing-duration>PT00H07M08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1" meta:word-count="285" meta:character-count="1927"/>
  </office:meta>
</office:document-meta>
</file>